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0e0e0"/>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9.04.28 00:44   |   <text:a xlink:type="simple" xlink:href="http://palinfo.habago.org/Entry?Command=Information_PrintForum&amp;iPage=19&amp;sType=FORUM#FORUM37410"><text:span text:style-name="T2">#</text:span></text:a></text:p>
      <text:p text:style-name="P2">卡韓政變<text:span text:style-name="T3">(27)</text:span>：人心厭惡不義<text:span text:style-name="T3"> <text:line-break/><text:line-break/></text:span>陳真<text:span text:style-name="T3">2019. 04. 27. <text:line-break/><text:line-break/><text:line-break/></text:span>已經二十幾年不曾走進選舉場合，但我今天特地帶了小韓粉搭捷運去鳳山參加活動。這不是選舉場子。這活動挺特別，前所未見，因為它純粹是由幾位民眾所發起，其中一位是在六合夜市賣杏仁茶，大家叫他杏仁哥。我前天晚上十點多下班，返家之前，還特地跑去跟他買了一杯杏仁茶當晚餐。<text:span text:style-name="T3"> <text:line-break/><text:line-break/></text:span>我曾見過無數造勢活動，全是由候選人積極動員，倒是從沒聽過由民眾發起活動來勸進某人參選。<text:span text:style-name="T3"> <text:line-break/><text:line-break/></text:span>今晚，韓國瑜就在隔一條街處參加另一個官方活動，據現場的人說，韓準備離去時座車被群眾包圍，人潮擋住去路，硬把他給請上台講話。<text:span text:style-name="T3"> <text:line-break/><text:line-break/></text:span>回家的路上，以及在捷運車廂裏，我看到一些人紅著眼眶，顯然剛哭過。我還注意到一些人，他們彼此之間看起來應該不認識，但因為同是韓粉，互相很快就聊起天來，聊著聊著，有些人的聲音就哽咽了。<text:span text:style-name="T3"> <text:line-break/><text:line-break/></text:span>途中我們還遇到一對中年夫妻，不懂得怎麼買票搭捷運，向我求助。我這才知道他們是從嘉義趕來。另外還遇到一些從台南來的，以及幾位從台北下來的年輕人。<text:span text:style-name="T3"> <text:line-break/><text:line-break/></text:span>我聽到一個口號挺有趣，叫做<text:span text:style-name="T3"><text:s/>"</text:span>有韓必投，友韓順投<text:span text:style-name="T3"><text:s/>(</text:span>對韓友善者順便投<text:span text:style-name="T3">)</text:span>，無韓去郊遊<text:span text:style-name="T3"><text:s/>(</text:span>不投票，去郊遊了<text:span text:style-name="T3">)</text:span>。然而，韓流確實消退了，但我希望它僅僅只是暫時退潮。現場人並不多，我不相信有兩三萬群眾。依我的經驗估計，頂多三千。當然，人潮來來去去，參與者也許數以萬計，但現場群眾大約僅維持兩、三千。韓流理應是這個數字的十倍才對。<text:span text:style-name="T3"> <text:line-break/><text:line-break/></text:span>國民黨這群所謂大老們，平常遇事像縮頭烏龜；遇上民進黨，更是窩囊得像龜孫子似的。現在韓國瑜打出一片天，他們卻拼命出來搶，出來擋。或搶或擋都無所謂，畢竟是每個人的自由。重點是，這些混蛋卻不是憑真本事，而是放狗咬人搞抹黑，搞暗算，虛構各種謠言與施放耳語傷人名節，甚至結合民進黨及柯文哲等人，全面性、系統性就像接力賽似地，一波接一波鬥臭韓國瑜，企圖消滅韓流。<text:span text:style-name="T3"> <text:line-break/><text:line-break/></text:span>國民黨這群混蛋個個精於算計，但他們難道真不明白，倘若真的消滅了韓流，他們也撈不到任何好處，甚至國民黨整個崩盤都有可能。這些老謀深算的政、商精算師其實少算了一樣東西，那就是人心對於不義的厭惡。為惡者往往能圖謀一時，佔得一時便宜，但很難長久。政治極端醜陋，但人心基本上還是向著善。看著各方勢力聯手用各種下三濫手段抹黑這樣一個清清白白捨己利他的韓國瑜，我就算是一個與台灣或兩岸無關的局外人，心裏怕也能生出恨來，因為實在太卑鄙。<text:span text:style-name="T3"> <text:line-break/><text:line-break/>================== <text:line-break/></text:span>韓國瑜突現身挺韓會！哽咽：再給我一點時間<text:span text:style-name="T3"> <text:line-break/><text:line-break/></text:span>東森新聞<text:span text:style-name="T3"> <text:line-break/><text:line-break/>2019</text:span>年<text:span text:style-name="T3">4</text:span>月<text:span text:style-name="T3">27</text:span>日<text:span text:style-name="T3"> <text:line-break/><text:line-break/></text:span>高雄市長韓國瑜原本預定今（<text:span text:style-name="T3">27</text:span>）晚參加完重機大會師致詞後，就要離開鳳山，但鄰近的「挺韓選總統」大會群眾，卻擋住市長的座車，韓國瑜就這樣在民眾簇擁下現身，並上台致詞，強調：「再給我一點時間，很快就會知道答案了！」</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